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/>
          <table:table-cell table:style-name="ce2" table:formula="of:=SUM([.B3:.F3])" office:value-type="float" office:value="37300">
            <text:p>37300</text:p>
          </table:table-cell>
          <table:table-cell table:style-name="ce8" table:formula="of:=SUM([.B28:.F28])" office:value-type="float" office:value="1782.3991797676">
            <text:p>1782.3991797676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782.3991797676">
            <text:p>1782.3991797676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782.3991797676">
            <text:p>1782.3991797676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387.66233766234">
            <text:p>1387.6623376623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782.3991797676">
            <text:p>1782.3991797676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782.3991797676">
            <text:p>1782.3991797676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782.3991797676">
            <text:p>1782.3991797676</text:p>
          </table:table-cell>
          <table:table-cell office:value-type="string">
            <text:p>Հասմիկ Դ․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782.3991797676">
            <text:p>1782.3991797676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782.3991797676">
            <text:p>1782.3991797676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123.30827067669">
            <text:p>1123.3082706767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782.3991797676">
            <text:p>1782.3991797676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2"/>
          <table:table-cell table:formula="of:=SUM([.D28:.F28])" office:value-type="float" office:value="1035.28138528139">
            <text:p>1035.2813852814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table:number-columns-repeated="3"/>
          <table:table-cell table:formula="of:=SUM([.C28:.F28])" office:value-type="float" office:value="1387.66233766234">
            <text:p>1387.6623376623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82.3991797676">
            <text:p>1782.3991797676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82.3991797676">
            <text:p>1782.3991797676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82.3991797676">
            <text:p>1782.3991797676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82.3991797676">
            <text:p>1782.3991797676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782.3991797676">
            <text:p>1782.3991797676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387.66233766234">
            <text:p>1387.6623376623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1" office:value-type="float" office:value="376.190476190476">
            <text:p>376.1904761905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59.090909090909">
            <text:p>659.0909090909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782.3991797676">
            <text:p>1782.3991797676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782.3991797676">
            <text:p>1782.3991797676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37300">
            <text:p>373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28450">
            <text:p>284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10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1T10:57:55</dc:date>
    <meta:editing-duration>P4DT11H56M52S</meta:editing-duration>
    <meta:editing-cycles>1801</meta:editing-cycles>
    <meta:generator>OpenOffice/4.1.1$Unix OpenOffice.org_project/411m6$Build-9775</meta:generator>
    <dc:creator>Hasmik Dabaghyan</dc:creator>
    <meta:document-statistic meta:table-count="11" meta:cell-count="4302" meta:object-count="0"/>
  </office:meta>
</office:document-meta>
</file>